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Georgia" fo:font-size="12pt" fo:letter-spacing="normal" fo:font-style="normal" fo:font-weight="normal"/>
    </style:style>
    <style:style style:name="P2" style:family="paragraph" style:parent-style-name="Text_20_body">
      <style:paragraph-properties fo:margin-left="0in" fo:margin-right="0in" fo:text-align="justify" style:justify-single-word="false" fo:orphans="2" fo:widows="2" fo:text-indent="0in" style:auto-text-indent="false"/>
      <style:text-properties officeooo:rsid="001c22f4" officeooo:paragraph-rsid="001c22f4"/>
    </style:style>
    <style:style style:name="P3"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Georgia" fo:font-size="12pt" fo:letter-spacing="normal" fo:font-style="normal" fo:font-weight="normal"/>
    </style:style>
    <style:style style:name="P4"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Georgia" fo:font-size="12pt" fo:letter-spacing="normal" fo:font-style="normal" fo:font-weight="normal" officeooo:rsid="001c22f4" officeooo:paragraph-rsid="001c22f4"/>
    </style:style>
    <style:style style:name="T1" style:family="text">
      <style:text-properties style:text-position="33% 80%"/>
    </style:style>
    <style:style style:name="T2" style:family="text">
      <style:text-properties fo:font-variant="normal" fo:text-transform="none" fo:color="#000000" style:font-name="Georgia" fo:font-size="12pt" fo:letter-spacing="normal" fo:font-style="normal" fo:font-weight="normal"/>
    </style:style>
    <style:style style:name="T3" style:family="text">
      <style:text-properties officeooo:rsid="001dcd7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Родоначальником эмпиризма был английский философ Фрэнсис Бэкон (1561-1626). Бэкон происходил из знатного рода. В 1573 г. Фрэнсиса посылают учиться в Кембриджский колледж, где обучалась в основном молодежь, собиравшаяся занимать государственные должности. Ф. Бэкон с большим интересом знакомится с работами Аристотеля, Платона, Софокла, Эврипида и других мыслителей, однако воспринимает их критически. Так, философия Аристотеля вызвала у него чувства неудовлетворенности и неприязни, ибо она, по его мнению, пригодна лишь для изощренных диспутов, но бесплодна в отношении получения новых знаний.</text:p>
      <text:p text:style-name="P1">После окончания университета Бэкон вместе со своим братом отправился в Париж, где стал работать в Английском посольстве. В этот, так называемый парижский период (1577 -1579), он получил превосходный урок политического и дипломатического образования, приобрел опыт придворной и религиозной жизни. Бэкон посетил многие страны европейского континента - Германию, Испанию, Польшу, Данию, Швецию и Италию. Результатом посещения названных стран явились составленные им заметки «О состоянии Европы». Политическая карьера Бэкона достигла определенной вершины в 1620 г. Он становится вначале лордом-хранителем Большой печати, а потом лордом-канцлером и правителем государства в отсутствие короля Англии. Соответственно своему служебному положению он получает и титулы: вначале -барона, а затем - виконта. В 1621 г. парламент Англии предъявил Бэкону серьезное обвинение: участие в интригах, коррупции и взяточничестве. Виновный был осужден, посажен в тюрьму и подвергнут штрафу в размере 40 тыс. фунтов стерлингов. Однако вскоре приговор был отменен, а процесс аннулирован. Бэкон, выйдя на свободу, навсегда сходит с политической сцены Англии и целиком посвящает себя науке и философии до последних дней жизни. Умер в 1626 г., простудившись, когда набивал курицу снегом, чтобы доказать, что холод обеспечивает сохранение мяса от порчи, и тем самым продемонстрировать силу разрабатываемого им экспериментального научного метода.</text:p>
      <text:p text:style-name="P1">Как и большинство мыслителей протестантской ориентации, Бэкон, считая задачей философии, создание нового метода научного познания, переосмысливает предмет и задачи науки, как ее понимали в средние века. Цель научного знания - в принесении пользы человеческому роду; в отличие от тех, кто видел в науке самоцель, Бэкон подчеркивает, что наука служит жизни и практике и только в этом находит свое оправдание. Общая задача всех наук - увеличение власти человека над природой. Те, кто относились к природе созерцательно, склонны были, как правило, видеть в науке путь к более углубленному и просветленному разумом созерцанию природы. <text:soft-page-break/>Подобный подход был характерен для античности. Бэкон резко осуждает такое понимание науки. Наука - средство, а не цель сама по себе; ее миссия в том, чтобы познать причинную связь природных явлении ради использования этих явлении для блага людей. "...Речь идет, - говорил Бэкон, имея в виду назначение науки, - не только о созерцательном благе, но поистине о достоянии и счастье человеческом и о всяческом могуществе и практике. Ибо человек, слуга и истолкователь природы, столько совершает и понимает, сколько охватил в порядке природы делом и размышлением; и свыше этого он не знает и не может. Никакие силы не могут разорвать или раздробить цепь причин; и природа побеждается только подчинением ей. Итак, два человеческих стремления - к знанию и могуществу - поистине совпадают в одном и том же…" Бэкону принадлежит знаменитый афоризм: "Знание - сила", в котором отразилась практическая направленность новой науки.</text:p>
      <text:p text:style-name="P1">Все научные работы Бэкона можно объединить в две группы. Одна группа работ посвящена проблемам развития науки и анализа научного познания. Сюда входят трактаты, связанные с его проектом «Великого Восстановления Наук», который в силу неизвестных нам причин не был закончен. Завершенной оказалась лишь вторая часть проекта, посвященная разработке индуктивного метода, опубликованная в 1620 г. под названием «Новый Органон». В другую группу вошли такие работы, как «Моральные, экономические и политические эссе», «Новая Атлантида», «История Генриха VII», «О принципах и началах» (незаконченное исследование) и другие.</text:p>
      <text:p text:style-name="P1">В конце своей жизни Бэкон написал книгу об утопическом государстве "Новая Атлантида" (опубликована посмертно в 1627 г.). В этом произведении он изобразил будущее государство, в котором все производительные силы общества преобразованы при помощи науки и техники. В нем Бэкон описывает различные удивительные научно- технические достижения, преображающие жизнь человека: здесь и комнаты чудесного исцеления здоровья, и лодки для плавания под водой, и различные зрительные приспособления, и передача звуков на расстояния, и приспособления по оживлению после смерти, и многое другое. Некоторые из описываемых технических новшеств осуществились на практике, другие остались в области фантазии, но все они свидетельствуют о неукротимой вере Бэкона в силу человеческого разума. На современном языке его можно было бы назвать технократом, так как он полагал, что все проблемы своего времени можно решить на пути научно-технического прогресса.</text:p>
      <text:p text:style-name="P1"><text:soft-page-break/>Основной задачей философии Бэкон считал конструирование нового метода познания, а целью науки - принесение пользы человечеству. Науку следует развивать, по мнению Бэкона, «ни ради своего духа, ни ради неких ученых споров, ни ради того, чтобы пренебрегать остальными, ни ради корысти и славы, ни для того, чтобы достичь власти, ни для неких иных низких умыслов, но ради того, чтобы имела от нее пользу и успех сама жизнь».<text:span text:style-name="T1">1</text:span></text:p>
      <text:p text:style-name="P1">Главным сочинением Бэкона по методологии научного познания был «Новый Органон». В нем дается изложение «новой логики» как главного пути к получению новых знаний и построению новой науки. В качестве основного метода Бэкон предлагает индукцию, которая опирается на опыт и эксперимент, а также определенную методику анализа и обобщения чувственных данных. Серьезной критике Бэкон подвергает прежнюю, «старую» логику Аристотеля, которая основывается на дедуктивном методе мышления. Она создает лишь неразбериху, мешает «расшифровать» тайный язык природы, в результате чего последняя уходит из-под рук исследователя.</text:p>
      <text:p text:style-name="P1">Бэкон считал, что человеческое сознание не способно познать изучаемый предмет полно и точно. Серьезным препятствием на пути полного и точного познания встают предрассудки, препятствующие человеку открыть истину. Аллегорически он назвал их «идолами» рода, пещеры, рынка и театра. Первые два вида идолов он отнес к врожденным, а вторые два вида идолов - к приобретенным в процессе жизни людей.</text:p>
      <text:p text:style-name="P1">Первый вид заблуждений - идолы рода - присущ всем людям, поскольку они примешивают к природе познаваемых вещей природу собственного духа. К этому виду заблуждений приводят и ограниченные возможности органов чувств, и желание людей истолковать новые идеи в духе прежних представлений, и стремление человека распространить представления о маленьком мире, в котором живет он сам, на большой и всеобщий мир.</text:p>
      <text:p text:style-name="P1">Второй вид заблуждений - идолы пещеры, сущность которых составляют индивидуальные особенности человека. Кроме идолов, общих всему человеческому роду, у каждого индивида существует «своя особая пещера», которая дополнительно «ослабляет и искажает свет природы». Содержание идолов пещеры составляют особенности воспитания и психологии человека, специфика социальной среды обитания, направленность интересов личности. Призраки пещеры отличаются значительным разнообразием, поскольку они выражают индивидуальные различия каждого человека в отдельности. «Человеческий разум не сухой свет, его окропляют воля и страсти... Человек скорее верит в истинность того, что предпочитает... <text:soft-page-break/>Бесконечным числом способов, иногда незаметных, страсти пятнают и портят разум».</text:p>
      <text:p text:style-name="P1">Безусловно, нельзя не согласиться с замечанием Бэкона относительно воздействия эмоциональной сферы человека и его многообразных интересов на объективность и полноту познания предметов и процессов. Преодолеть воздействие идолов рода и пещеры на процесс познания полностью невозможно, но его можно значительно ослабить при помощи коллективного опыта, исправляющего опыт индивидуальный. Для этого каждому человеку необходимо не только осознать характер действия заблуждений, но и овладеть методикой процесса познания.</text:p>
      <text:p text:style-name="P1">Третий вид заблуждений - идолы рынка (или рыночной площади), которые возникают в среде «взаимного общения и совместного использования языка». В процессе речевого общения люди воображают, что их разум повелевает словами. Неудачный и неправильный выбор слов создает серьезные трудности и помехи на пути познания истины. В этом случае слова как бы затуманивают разум, приводят его в смятение, дезориентируют в поисках истины.</text:p>
      <text:p text:style-name="P1">Критика Бэконом «идолов рынка» несет в себе рациональное зерно, ибо в ней подчеркивается относительная самостоятельность языка, которая состоит в наличии как некоторой консервативности языка применительно к мышлению, так и способности его активно влиять на последнее. Заслуга Бэкона состоит в том, что он обратил внимание на существующую связь между языком, мышлением, познанием и реальностью. Конечно, вполне решить эту проблему Бэкону в XVII в. было не под силу. Над этой проблемой и ныне продолжают работать многие лингвисты, логики, кибернетики, психологи и философы.</text:p>
      <text:p text:style-name="P1">Четвертый, последний, вид заблуждений - идолы театра, которые своими корнями уходят в науку и философию. Они переселяются в человеческие мысли из различных философских учений в результате доверия и поклонения тем или иным научным авторитетам. Особенно опасны в этом отношении традиционные философские доктрины и системы. К числу мнимых авторитетов Бэкон относит Пифагора, Платона и Аристотеля. Наиболее основательно Бэкон нанес удар по системе Аристотеля и опиравшейся на его учение схоластике. К идолам театра примыкает также, по мнению Бэкона, слепое суеверие, неумеренное религиозное рвение.</text:p>
      <text:p text:style-name="P1">Бэкон настоятельно рекомендует устранить препятствия (идолов), лежащие на пути познания, и тем самым сделать душу более восприимчивой к истине. Основное средство преодоления «призраков» - обращение к опыту и <text:soft-page-break/>обработка опытных данных научным методом. Затем надлежало решить вторую задачу: какой метод познания следует считать научным и как его использовать в том или ином случае? Проблему выбора истинного метода Бэкон решает аллегорическим способом. По его мнению существуют три основных пути познания - «паука, муравья и пчелы». Каждый из них имеет свои положительные и отрицательные стороны.</text:p>
      <text:p text:style-name="P1">«Путь паука» - это попытка вывести истину из «чистого» сознания как такового. На этом пути имеет место полное пренебрежение к фактам и самой действительности. Выводы, получаемые таким методом, имеют форму гипотез. Они могут быть истинными, а могут быть ложными. Этим методом пользуются догматики и рационалисты, которые подобно пауку ткут паутину мыслей из своего ума.</text:p>
      <text:p text:style-name="P1">«Путь муравья» - это узкий эмпиризм, сконцентрированный только на сборе фактов. Эмпирики настойчиво, как муравьи, собирают разрозненные факты, но не умеют их обобщать. Такой метод познания также односторонен, ибо не позволяет исследователю заглянуть в сущность изучаемого предмета.</text:p>
      <text:p text:style-name="P1">«Путь пчелы» сочетает в себе достоинство первых двух методов и свободен от недостатков каждого из них. С его помощью исследователь совершает подъем от эмпирии к теории. Боязнь этого подъема поворачивает на ложный «путь муравья», а поспешность восхождения уводит на «путь паука». Для того, чтобы избежать обеих крайностей, следует соблюдать, по мнению Бэкона, систематическую настойчивость и неуклонную последовательность, придерживаться принципа единства чувственного и рационального.</text:p>
      <text:p text:style-name="P1">Бэкон, не будучи естествоиспытателем, подчас неверно оценивал некоторые открытия и научные идеи своего времени. Так, например, он преуменьшал роль математики в развитии естествознания, отказывался признать истинность гелиоцентрической системы Коперника. В то же время он явился родоначальником экспериментальной науки, сумев уловить ее новый дух и поняв ее потребности и интересы.</text:p>
      <text:p text:style-name="P2"><text:span text:style-name="T2">Опытно-индуктивный метод Бэкона состоял в постепенном образовании новых понятий путем истолкования фактов и явлений природы на основе их наблюдения, анализа, сравнения и дальнейшего проведения эксперимента. Только с помощью такого метода, как считал сам Бэкона, можно открывать новые истины. Индукция может быть полной (её также называют совершенной) и неполной. Полная индукция - это идеал познания, она означает регулярную повторяемость и исчерпаемость какого-либо свойства предмета в рассматриваемом опыте: в этом саду вся сирень белая — вывод из ежегодных наблюдений в период её цветения. Но в большинстве случаев </text:span><text:soft-page-break/><text:span text:style-name="T2">люди все-таки пользуются неполной индукцией. Это означает, что обещающие выводы строятся на материале частичного или выборочного анализа эмпирического материала, но такое заключение всегда носит вероятный характер. Например, мы можем утверждать, что все собаки лают до тех пор, пока нам не встретится хоть одна не лающая собака.</text:span></text:p>
      <text:p text:style-name="P4">Начальным этапом индукции Бэкон называл сбор фактов и их систематизацию. Бэкон выдвинул идею составления 3-х таблиц исследования: таблиц присутствия, отсутствия и промежуточных ступеней. Возьмем любимый пример Бэкона: кто-то хочет найти формулу тепла. Для этого он соберет в первой таблице различные случаи тепла, стремясь отсеять все то, что с теплом не связано. Во второй таблице он соберет вместе случаи, которые подобны случаям в первой, но не обладают теплом. Например, в первую таблицу могут быть включены лучи солнца, которые создают тепло, а во вторую - лучи, исходящие от луны или звезд, которые не создают тепла. На этом основании можно выделить все те вещи, которые наличествуют, когда тепло присутствует. И наконец, в третьей таблице соберут случаи, в которых тепло присутствует в различной степени.</text:p>
      <text:p text:style-name="P4">Следующим этапом индукции, по мнению Бэкона, должен быть анализ полученных данных. На основе сравнения этих трех таблиц мы можем выяснить причину, которая лежит в основе тепла, а именно, по мысли Бэкона, движение. В этом проявляется так называемый "принцип исследования общихсвойств явлений". Дополнив индукцию целым рядов приемов, Бэкон стремился превратить ее в искусство вопрошания природы, ведущее к верному успеху на пути познания. Особую роль в познании играет истинная индукция, которая позволяет делать не только наиболее достоверные, но и новые выводы. При этом новые выводы получаются не столько как подтверждение исходного предположения, а как результат анализа фактов, противоречащих доказываемому тезису. И здесь Бэкон прибегает к эксперименту, как инстанции, устанавливающей истинность фактов, противоречащих доказываемому положению. Таким образом, индукция и эксперимент помогают друг другу.</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3T00:45:54.742931882</meta:creation-date>
    <dc:date>2018-03-23T10:08:39.592025958</dc:date>
    <meta:editing-duration>PT26M27S</meta:editing-duration>
    <meta:editing-cycles>2</meta:editing-cycles>
    <meta:generator>LibreOffice/5.1.6.2$Linux_X86_64 LibreOffice_project/10m0$Build-2</meta:generator>
    <meta:document-statistic meta:table-count="0" meta:image-count="0" meta:object-count="0" meta:page-count="6" meta:paragraph-count="22" meta:word-count="1999" meta:character-count="14559" meta:non-whitespace-character-count="12581"/>
  </office:meta>
</office:document-meta>
</file>